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525in" table:align="left"/>
    </style:style>
    <style:style style:name="Table1.A" style:family="table-column">
      <style:table-column-properties style:column-width="1.184in"/>
    </style:style>
    <style:style style:name="Table1.B" style:family="table-column">
      <style:table-column-properties style:column-width="0.9736in"/>
    </style:style>
    <style:style style:name="Table1.C" style:family="table-column">
      <style:table-column-properties style:column-width="3.367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459in" table:align="left"/>
    </style:style>
    <style:style style:name="Table2.A" style:family="table-column">
      <style:table-column-properties style:column-width="2.184in"/>
    </style:style>
    <style:style style:name="Table2.B" style:family="table-column">
      <style:table-column-properties style:column-width="3.27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2.7333in"/>
    </style:style>
    <style:style style:name="Table3.B" style:family="table-column">
      <style:table-column-properties style:column-width="3.9597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font-weight="bold" officeooo:paragraph-rsid="000c7fe0" style:font-weight-asian="bold" style:font-weight-complex="bold"/>
    </style:style>
    <style:style style:name="P2" style:family="paragraph" style:parent-style-name="Standard">
      <style:text-properties fo:font-weight="bold" officeooo:rsid="000f0bab" officeooo:paragraph-rsid="000f0bab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074d88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74d88" style:font-weight-asian="bold" style:font-weight-complex="bold"/>
    </style:style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 style:list-style-name="L1"/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>
      <style:paragraph-properties fo:margin-top="0in" fo:margin-bottom="0in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5">
      <style:paragraph-properties fo:margin-top="0in" fo:margin-bottom="0in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>
      <style:text-properties officeooo:rsid="00074d88"/>
    </style:style>
    <style:style style:name="P16" style:family="paragraph" style:parent-style-name="Text_20_body">
      <style:paragraph-properties fo:text-align="center" style:justify-single-word="false"/>
      <style:text-properties officeooo:rsid="000f54fe" officeooo:paragraph-rsid="000f54fe"/>
    </style:style>
    <style:style style:name="P17" style:family="paragraph" style:parent-style-name="Text_20_body">
      <style:text-properties officeooo:paragraph-rsid="000f54fe"/>
    </style:style>
    <style:style style:name="P18" style:family="paragraph" style:parent-style-name="Horizontal_20_Line">
      <style:text-properties officeooo:paragraph-rsid="000f54fe"/>
    </style:style>
    <style:style style:name="P19" style:family="paragraph" style:parent-style-name="Heading_20_3">
      <style:text-properties officeooo:paragraph-rsid="000f54fe"/>
    </style:style>
    <style:style style:name="P20" style:family="paragraph" style:parent-style-name="Text_20_body" style:list-style-name="L6">
      <style:paragraph-properties fo:margin-top="0in" fo:margin-bottom="0in" style:contextual-spacing="false"/>
      <style:text-properties officeooo:paragraph-rsid="000f54fe"/>
    </style:style>
    <style:style style:name="P21" style:family="paragraph" style:parent-style-name="Text_20_body" style:list-style-name="L6">
      <style:text-properties officeooo:paragraph-rsid="000f54fe"/>
    </style:style>
    <style:style style:name="P22" style:family="paragraph" style:parent-style-name="Heading_20_4">
      <style:text-properties officeooo:paragraph-rsid="000f54fe"/>
    </style:style>
    <style:style style:name="P23" style:family="paragraph" style:parent-style-name="Text_20_body" style:list-style-name="L7">
      <style:paragraph-properties fo:margin-top="0in" fo:margin-bottom="0in" style:contextual-spacing="false"/>
      <style:text-properties officeooo:paragraph-rsid="000f54fe"/>
    </style:style>
    <style:style style:name="P24" style:family="paragraph" style:parent-style-name="Text_20_body" style:list-style-name="L7">
      <style:text-properties officeooo:paragraph-rsid="000f54fe"/>
    </style:style>
    <style:style style:name="P25" style:family="paragraph" style:parent-style-name="Heading_20_3">
      <style:text-properties officeooo:rsid="00074d88" officeooo:paragraph-rsid="000f54fe"/>
    </style:style>
    <style:style style:name="P26" style:family="paragraph" style:parent-style-name="Text_20_body">
      <style:paragraph-properties fo:text-align="center" style:justify-single-word="false"/>
      <style:text-properties officeooo:rsid="00074d88" officeooo:paragraph-rsid="00074d88"/>
    </style:style>
    <style:style style:name="P27" style:family="paragraph" style:parent-style-name="Text_20_body" style:list-style-name="L8">
      <style:paragraph-properties fo:margin-top="0in" fo:margin-bottom="0in" style:contextual-spacing="false"/>
    </style:style>
    <style:style style:name="P28" style:family="paragraph" style:parent-style-name="Text_20_body" style:list-style-name="L8"/>
    <style:style style:name="P29" style:family="paragraph" style:parent-style-name="Text_20_body" style:list-style-name="L9">
      <style:paragraph-properties fo:margin-top="0in" fo:margin-bottom="0in" style:contextual-spacing="false"/>
    </style:style>
    <style:style style:name="P30" style:family="paragraph" style:parent-style-name="Text_20_body" style:list-style-name="L9"/>
    <style:style style:name="P31" style:family="paragraph" style:parent-style-name="Text_20_body" style:list-style-name="L10">
      <style:paragraph-properties fo:margin-top="0in" fo:margin-bottom="0in" style:contextual-spacing="false"/>
    </style:style>
    <style:style style:name="P32" style:family="paragraph" style:parent-style-name="Text_20_body" style:list-style-name="L10"/>
    <style:style style:name="P33" style:family="paragraph" style:parent-style-name="Text_20_body" style:list-style-name="L11">
      <style:paragraph-properties fo:margin-top="0in" fo:margin-bottom="0in" style:contextual-spacing="false"/>
    </style:style>
    <style:style style:name="P34" style:family="paragraph" style:parent-style-name="Text_20_body" style:list-style-name="L11"/>
    <style:style style:name="P35" style:family="paragraph" style:parent-style-name="Text_20_body" style:list-style-name="L12">
      <style:paragraph-properties fo:margin-top="0in" fo:margin-bottom="0in" style:contextual-spacing="false"/>
    </style:style>
    <style:style style:name="P36" style:family="paragraph" style:parent-style-name="Text_20_body" style:list-style-name="L12"/>
    <style:style style:name="P37" style:family="paragraph" style:parent-style-name="Text_20_body" style:list-style-name="L13"/>
    <style:style style:name="P38" style:family="paragraph" style:parent-style-name="Text_20_body" style:list-style-name="L14">
      <style:paragraph-properties fo:margin-top="0in" fo:margin-bottom="0in" style:contextual-spacing="false"/>
    </style:style>
    <style:style style:name="P39" style:family="paragraph" style:parent-style-name="Text_20_body" style:list-style-name="L14"/>
    <style:style style:name="P40" style:family="paragraph" style:parent-style-name="Text_20_body" style:list-style-name="L15">
      <style:paragraph-properties fo:margin-top="0in" fo:margin-bottom="0in" style:contextual-spacing="false"/>
    </style:style>
    <style:style style:name="P41" style:family="paragraph" style:parent-style-name="Text_20_body" style:list-style-name="L15"/>
    <style:style style:name="P42" style:family="paragraph" style:parent-style-name="Text_20_body" style:list-style-name="L15">
      <style:paragraph-properties fo:margin-top="0in" fo:margin-bottom="0in" style:contextual-spacing="false"/>
      <style:text-properties officeooo:paragraph-rsid="001356ab"/>
    </style:style>
    <style:style style:name="P43" style:family="paragraph" style:parent-style-name="Text_20_body" style:list-style-name="L16">
      <style:paragraph-properties fo:margin-top="0in" fo:margin-bottom="0in" style:contextual-spacing="false"/>
    </style:style>
    <style:style style:name="P44" style:family="paragraph" style:parent-style-name="Text_20_body" style:list-style-name="L16"/>
    <style:style style:name="P45" style:family="paragraph" style:parent-style-name="Text_20_body" style:list-style-name="L16">
      <style:paragraph-properties fo:margin-top="0in" fo:margin-bottom="0in" style:contextual-spacing="false"/>
      <style:text-properties officeooo:paragraph-rsid="001356ab"/>
    </style:style>
    <style:style style:name="P46" style:family="paragraph" style:parent-style-name="Text_20_body" style:list-style-name="L16">
      <style:text-properties officeooo:paragraph-rsid="001356ab"/>
    </style:style>
    <style:style style:name="P47" style:family="paragraph" style:parent-style-name="Preformatted_20_Text" style:list-style-name="L16">
      <style:text-properties officeooo:paragraph-rsid="001356ab"/>
    </style:style>
    <style:style style:name="P48" style:family="paragraph" style:parent-style-name="Preformatted_20_Text" style:list-style-name="L16">
      <style:paragraph-properties fo:margin-top="0in" fo:margin-bottom="0.1965in" style:contextual-spacing="false"/>
      <style:text-properties officeooo:paragraph-rsid="001356ab"/>
    </style:style>
    <style:style style:name="P49" style:family="paragraph" style:parent-style-name="Heading_20_1">
      <style:paragraph-properties fo:text-align="center" style:justify-single-word="false"/>
      <style:text-properties officeooo:paragraph-rsid="00130af0"/>
    </style:style>
    <style:style style:name="P50" style:family="paragraph" style:parent-style-name="Text_20_body" style:list-style-name="L17">
      <style:paragraph-properties fo:margin-top="0in" fo:margin-bottom="0in" style:contextual-spacing="false"/>
    </style:style>
    <style:style style:name="P51" style:family="paragraph" style:parent-style-name="Text_20_body" style:list-style-name="L17"/>
    <style:style style:name="P52" style:family="paragraph" style:parent-style-name="Text_20_body" style:list-style-name="L18"/>
    <style:style style:name="P53" style:family="paragraph" style:parent-style-name="Text_20_body" style:list-style-name="L18">
      <style:paragraph-properties fo:margin-top="0in" fo:margin-bottom="0in" style:contextual-spacing="false"/>
    </style:style>
    <style:style style:name="P54" style:family="paragraph" style:parent-style-name="Horizontal_20_Line">
      <style:text-properties officeooo:rsid="00074d88"/>
    </style:style>
    <style:style style:name="P55" style:family="paragraph" style:parent-style-name="Text_20_body">
      <style:text-properties officeooo:rsid="000f54fe" officeooo:paragraph-rsid="000f54fe"/>
    </style:style>
    <style:style style:name="P56" style:family="paragraph" style:parent-style-name="Text_20_body">
      <style:paragraph-properties fo:text-align="center" style:justify-single-word="false"/>
      <style:text-properties officeooo:paragraph-rsid="00093c42"/>
    </style:style>
    <style:style style:name="P57" style:family="paragraph" style:parent-style-name="Preformatted_20_Text">
      <style:paragraph-properties fo:margin-top="0in" fo:margin-bottom="0.1965in" style:contextual-spacing="false"/>
    </style:style>
    <style:style style:name="P58" style:family="paragraph" style:parent-style-name="Text_20_body" style:list-style-name="L19"/>
    <style:style style:name="P59" style:family="paragraph" style:parent-style-name="Text_20_body" style:list-style-name="L19">
      <style:paragraph-properties fo:margin-top="0in" fo:margin-bottom="0in" style:contextual-spacing="false"/>
    </style:style>
    <style:style style:name="P60" style:family="paragraph" style:parent-style-name="Preformatted_20_Text" style:list-style-name="L19"/>
    <style:style style:name="P61" style:family="paragraph" style:parent-style-name="Preformatted_20_Text" style:list-style-name="L19">
      <style:paragraph-properties fo:margin-top="0in" fo:margin-bottom="0.1965in" style:contextual-spacing="false"/>
    </style:style>
    <style:style style:name="P62" style:family="paragraph" style:parent-style-name="Horizontal_20_Line">
      <style:text-properties officeooo:rsid="00093c42"/>
    </style:style>
    <style:style style:name="T1" style:family="text">
      <style:text-properties officeooo:rsid="000c7fe0"/>
    </style:style>
    <style:style style:name="T2" style:family="text">
      <style:text-properties officeooo:rsid="000f0bab"/>
    </style:style>
    <style:style style:name="T3" style:family="text">
      <style:text-properties fo:font-weight="bold" officeooo:rsid="00074d88" style:font-weight-asian="bold" style:font-weight-complex="bold"/>
    </style:style>
    <style:style style:name="T4" style:family="text">
      <style:text-properties fo:font-weight="bold" officeooo:rsid="000c7fe0" style:font-weight-asian="bold" style:font-weight-complex="bold"/>
    </style:style>
    <style:style style:name="T5" style:family="text">
      <style:text-properties fo:font-weight="bold" officeooo:rsid="000f54fe" style:font-weight-asian="bold" style:font-weight-complex="bold"/>
    </style:style>
    <style:style style:name="T6" style:family="text">
      <style:text-properties officeooo:rsid="00074d88"/>
    </style:style>
    <style:style style:name="T7" style:family="text">
      <style:text-properties officeooo:rsid="00093c4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93c42" style:font-weight-asian="bold" style:font-weight-complex="bold"/>
    </style:style>
    <style:style style:name="T10" style:family="text">
      <style:text-properties officeooo:rsid="000f54fe"/>
    </style:style>
    <style:style style:name="T11" style:family="text">
      <style:text-properties fo:font-weight="bold" officeooo:rsid="00121ad5" style:font-weight-asian="bold" style:font-weight-complex="bold"/>
    </style:style>
    <style:style style:name="T12" style:family="text">
      <style:text-properties officeooo:rsid="00130af0"/>
    </style:style>
    <style:style style:name="T13" style:family="text">
      <style:text-properties officeooo:rsid="000e5f1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) Entity Package <text:span text:style-name="T1">→</text:span> Entity Class</text:p>
      <text:p text:style-name="P2">2) d<text:span text:style-name="T1">to</text:span> package <text:span text:style-name="T1">→</text:span> <text:s/>DTO Class</text:p>
      <text:p text:style-name="P1"><text:span text:style-name="T2">3</text:span>) Repository Package <text:span text:style-name="T1">→</text:span> Repository Interface</text:p>
      <text:p text:style-name="P1"><text:span text:style-name="T2">4</text:span>) <text:s/><text:span text:style-name="T1">S</text:span>ervice<text:span text:style-name="T1">s</text:span> package <text:span text:style-name="T1">→</text:span> Service Interface</text:p>
      <text:p text:style-name="P3"><text:span text:style-name="T2">5</text:span>) <text:s/>Service class implementation</text:p>
      <text:p text:style-name="P4"><text:span text:style-name="T3">6) </text:span><text:span text:style-name="T4">Controller package →</text:span><text:span text:style-name="T5">Controller class for handling the endpoints that uses the services functions.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oft-page-break/><text:span text:style-name="T4"/></text:p>
      <text:p text:style-name="P5"><text:span text:style-name="T6">1) </text:span>Explanation of <text:span text:style-name="T7">the Entity Class</text:span></text:p>
      <text:p text:style-name="Text_20_body">This code defines an <text:span text:style-name="Source_20_Text">Expense</text:span> entity in a Spring Boot application using <text:span text:style-name="Strong_20_Emphasis">JPA (Java Persistence API)</text:span> and <text:span text:style-name="Strong_20_Emphasis">Lombok</text:span>. Let's go step by step.</text:p>
      <text:p text:style-name="Horizontal_20_Line"/>
      <text:h text:style-name="Heading_20_3" text:outline-level="3"><text:span text:style-name="Strong_20_Emphasis">Annotations and Their Uses</text:span></text:h>
      <text:h text:style-name="Heading_20_4" text:outline-level="4"><text:span text:style-name="Strong_20_Emphasis">1. </text:span><text:span text:style-name="Strong_20_Emphasis"><text:span text:style-name="Source_20_Text">@Entity</text:span></text:span><text:span text:style-name="Strong_20_Emphasis"> (Jakarta Persistence)</text:span></text:h>
      <text:list text:style-name="L1">
        <text:list-item>
          <text:p text:style-name="P6"><text:span text:style-name="Strong_20_Emphasis">Purpose</text:span>: Marks this class as a JPA entity, meaning it maps to a database table. </text:p>
        </text:list-item>
        <text:list-item>
          <text:p text:style-name="P7"><text:span text:style-name="Strong_20_Emphasis">Effect</text:span>: Spring Boot will recognize this class and use it to create a corresponding table in the database. </text:p>
        </text:list-item>
      </text:list>
      <text:h text:style-name="Heading_20_4" text:outline-level="4"><text:span text:style-name="Strong_20_Emphasis">2. </text:span><text:span text:style-name="Strong_20_Emphasis"><text:span text:style-name="Source_20_Text">@Data</text:span></text:span><text:span text:style-name="Strong_20_Emphasis"> (Lombok)</text:span></text:h>
      <text:list text:style-name="L2">
        <text:list-item>
          <text:p text:style-name="P8"><text:span text:style-name="Strong_20_Emphasis">Purpose</text:span>: Generates <text:span text:style-name="Strong_20_Emphasis">boilerplate code</text:span> such as: </text:p>
          <text:list>
            <text:list-item>
              <text:p text:style-name="P8">Getters and setters for all fields. </text:p>
            </text:list-item>
            <text:list-item>
              <text:p text:style-name="P8"><text:span text:style-name="Source_20_Text">toString()</text:span>, <text:span text:style-name="Source_20_Text">equals()</text:span>, and <text:span text:style-name="Source_20_Text">hashCode()</text:span> methods. </text:p>
            </text:list-item>
            <text:list-item>
              <text:p text:style-name="P8">A default constructor. </text:p>
            </text:list-item>
          </text:list>
        </text:list-item>
        <text:list-item>
          <text:p text:style-name="P9"><text:span text:style-name="Strong_20_Emphasis">Effect</text:span>: Reduces the need to manually write these methods. </text:p>
        </text:list-item>
      </text:list>
      <text:h text:style-name="Heading_20_4" text:outline-level="4"><text:span text:style-name="Strong_20_Emphasis">3. </text:span><text:span text:style-name="Strong_20_Emphasis"><text:span text:style-name="Source_20_Text">@Id</text:span></text:span><text:span text:style-name="Strong_20_Emphasis"> (Jakarta Persistence)</text:span></text:h>
      <text:list text:style-name="L3">
        <text:list-item>
          <text:p text:style-name="P10"><text:span text:style-name="Strong_20_Emphasis">Purpose</text:span>: Marks the <text:span text:style-name="Source_20_Text">id</text:span> field as the <text:span text:style-name="Strong_20_Emphasis">primary key</text:span> of the entity. </text:p>
        </text:list-item>
      </text:list>
      <text:h text:style-name="Heading_20_4" text:outline-level="4"><text:span text:style-name="Strong_20_Emphasis">4. </text:span><text:span text:style-name="Strong_20_Emphasis"><text:span text:style-name="Source_20_Text">@GeneratedValue(strategy = GenerationType.IDENTITY)</text:span></text:span><text:span text:style-name="Strong_20_Emphasis"> (Jakarta Persistence)</text:span></text:h>
      <text:list text:style-name="L4">
        <text:list-item>
          <text:p text:style-name="P11"><text:span text:style-name="Strong_20_Emphasis">Purpose</text:span>: Specifies how the primary key (<text:span text:style-name="Source_20_Text">id</text:span>) should be generated. </text:p>
        </text:list-item>
        <text:list-item>
          <text:p text:style-name="P11"><text:span text:style-name="Strong_20_Emphasis">Strategy Used</text:span>: <text:span text:style-name="Source_20_Text">GenerationType.IDENTITY</text:span> </text:p>
          <text:list>
            <text:list-item>
              <text:p text:style-name="P11">This tells the database to <text:span text:style-name="Strong_20_Emphasis">automatically</text:span> generate an ID using <text:span text:style-name="Strong_20_Emphasis">auto-increment</text:span>. </text:p>
            </text:list-item>
            <text:list-item>
              <text:p text:style-name="P12">The ID is <text:span text:style-name="Strong_20_Emphasis">generated by the database itself</text:span>, rather than by Hibernate. </text:p>
            </text:list-item>
          </text:list>
        </text:list-item>
      </text:list>
      <text:p text:style-name="Horizontal_20_Line"/>
      <text:h text:style-name="Heading_20_3" text:outline-level="3"><text:span text:style-name="Strong_20_Emphasis">Fields Explanation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ield Name</text:p>
            </table:table-cell>
            <table:table-cell table:style-name="Table1.A1" office:value-type="string">
              <text:p text:style-name="Table_20_Heading">Data Type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id</text:span></text:p>
          </table:table-cell>
          <table:table-cell table:style-name="Table1.A1" office:value-type="string">
            <text:p text:style-name="Table_20_Contents"><text:span text:style-name="Source_20_Text">long</text:span></text:p>
          </table:table-cell>
          <table:table-cell table:style-name="Table1.A1" office:value-type="string">
            <text:p text:style-name="Table_20_Contents">Primary key (auto-generated)</text:p>
          </table:table-cell>
        </table:table-row>
        <table:table-row>
          <table:table-cell table:style-name="Table1.A1" office:value-type="string">
            <text:p text:style-name="Table_20_Contents"><text:span text:style-name="Source_20_Text">title</text:span></text:p>
          </table:table-cell>
          <table:table-cell table:style-name="Table1.A1" office:value-type="string">
            <text:p text:style-name="Table_20_Contents"><text:span text:style-name="Source_20_Text">String</text:span></text:p>
          </table:table-cell>
          <table:table-cell table:style-name="Table1.A1" office:value-type="string">
            <text:p text:style-name="Table_20_Contents">Stores the title of the expense</text:p>
          </table:table-cell>
        </table:table-row>
        <table:table-row>
          <table:table-cell table:style-name="Table1.A1" office:value-type="string">
            <text:p text:style-name="Table_20_Contents"><text:span text:style-name="Source_20_Text">description</text:span></text:p>
          </table:table-cell>
          <table:table-cell table:style-name="Table1.A1" office:value-type="string">
            <text:p text:style-name="Table_20_Contents"><text:span text:style-name="Source_20_Text">String</text:span></text:p>
          </table:table-cell>
          <table:table-cell table:style-name="Table1.A1" office:value-type="string">
            <text:p text:style-name="Table_20_Contents">Detailed description of the expense</text:p>
          </table:table-cell>
        </table:table-row>
        <table:table-row>
          <table:table-cell table:style-name="Table1.A1" office:value-type="string">
            <text:p text:style-name="Table_20_Contents"><text:span text:style-name="Source_20_Text">category</text:span></text:p>
          </table:table-cell>
          <table:table-cell table:style-name="Table1.A1" office:value-type="string">
            <text:p text:style-name="Table_20_Contents"><text:span text:style-name="Source_20_Text">String</text:span></text:p>
          </table:table-cell>
          <table:table-cell table:style-name="Table1.A1" office:value-type="string">
            <text:p text:style-name="Table_20_Contents">Category of the expense (e.g., Food, Travel, etc.)</text:p>
          </table:table-cell>
        </table:table-row>
        <table:table-row>
          <table:table-cell table:style-name="Table1.A1" office:value-type="string">
            <text:p text:style-name="Table_20_Contents"><text:span text:style-name="Source_20_Text">date</text:span></text:p>
          </table:table-cell>
          <table:table-cell table:style-name="Table1.A1" office:value-type="string">
            <text:p text:style-name="Table_20_Contents"><text:span text:style-name="Source_20_Text">LocalDate</text:span></text:p>
          </table:table-cell>
          <table:table-cell table:style-name="Table1.A1" office:value-type="string">
            <text:p text:style-name="Table_20_Contents">The date when the expense was made</text:p>
          </table:table-cell>
        </table:table-row>
        <table:table-row>
          <table:table-cell table:style-name="Table1.A1" office:value-type="string">
            <text:p text:style-name="Table_20_Contents"><text:span text:style-name="Source_20_Text">amount</text:span></text:p>
          </table:table-cell>
          <table:table-cell table:style-name="Table1.A1" office:value-type="string">
            <text:p text:style-name="Table_20_Contents"><text:span text:style-name="Source_20_Text">Integer</text:span></text:p>
          </table:table-cell>
          <table:table-cell table:style-name="Table1.A1" office:value-type="string">
            <text:p text:style-name="Table_20_Contents">The amount of money spent</text:p>
          </table:table-cell>
        </table:table-row>
      </table:table>
      <text:p text:style-name="Horizontal_20_Line"><text:span text:style-name="Source_20_Text"/></text:p>
      <text:h text:style-name="Heading_20_3" text:outline-level="3"><text:span text:style-name="Strong_20_Emphasis">Key Takeaways</text:span></text:h>
      <text:list text:style-name="L5">
        <text:list-item>
          <text:p text:style-name="P13"><text:span text:style-name="Strong_20_Emphasis">JPA annotations</text:span> (<text:span text:style-name="Source_20_Text">@Entity</text:span>, <text:span text:style-name="Source_20_Text">@Id</text:span>, <text:span text:style-name="Source_20_Text">@GeneratedValue</text:span>) define how this class interacts with the database. </text:p>
        </text:list-item>
        <text:list-item>
          <text:p text:style-name="P13"><text:soft-page-break/><text:span text:style-name="Strong_20_Emphasis">Lombok annotations</text:span> (<text:span text:style-name="Source_20_Text">@Data</text:span>) reduce boilerplate code. </text:p>
        </text:list-item>
        <text:list-item>
          <text:p text:style-name="P14">The <text:span text:style-name="Strong_20_Emphasis"><text:span text:style-name="Source_20_Text">Expense</text:span></text:span><text:span text:style-name="Strong_20_Emphasis"> entity</text:span> will be mapped to a table in the database with columns matching the class fields. 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text:span text:style-name="T8">2)</text:span> <text:span text:style-name="Strong_20_Emphasis"><text:span text:style-name="T7">Explanation of </text:span></text:span><text:span text:style-name="Source_20_Text"><text:span text:style-name="T9">ExpenseDTO</text:span></text:span><text:span text:style-name="Strong_20_Emphasis"><text:span text:style-name="T7"> (Data Transfer Object)</text:span></text:span></text:p>
      <text:p text:style-name="P17">This class is a <text:span text:style-name="Strong_20_Emphasis">DTO (Data Transfer Object)</text:span>, used for transferring data between layers (e.g., Controller ↔ Service).</text:p>
      <text:p text:style-name="P18"/>
      <text:h text:style-name="P19" text:outline-level="3"><text:span text:style-name="Strong_20_Emphasis">Why Use a DTO?</text:span></text:h>
      <text:list text:style-name="L6">
        <text:list-item>
          <text:p text:style-name="P20"><text:span text:style-name="Strong_20_Emphasis">Encapsulation</text:span>: Hides internal details of the <text:span text:style-name="Source_20_Text">Expense</text:span> entity. </text:p>
        </text:list-item>
        <text:list-item>
          <text:p text:style-name="P20"><text:span text:style-name="Strong_20_Emphasis">Security</text:span>: Prevents exposing sensitive fields (e.g., internal IDs, database-specific fields). </text:p>
        </text:list-item>
        <text:list-item>
          <text:p text:style-name="P20"><text:span text:style-name="Strong_20_Emphasis">Data Shaping</text:span>: You can exclude or include extra fields as needed. </text:p>
        </text:list-item>
        <text:list-item>
          <text:p text:style-name="P21"><text:span text:style-name="Strong_20_Emphasis">API Flexibility</text:span>: The DTO can have different structures than the entity, allowing better API responses. </text:p>
        </text:list-item>
      </text:list>
      <text:p text:style-name="P18"/>
      <text:h text:style-name="P19" text:outline-level="3"><text:span text:style-name="Strong_20_Emphasis">Annotations and Their Uses</text:span></text:h>
      <text:h text:style-name="P22" text:outline-level="4"><text:span text:style-name="Strong_20_Emphasis">1. </text:span><text:span text:style-name="Source_20_Text">@Data</text:span><text:span text:style-name="Strong_20_Emphasis"> (Lombok)</text:span></text:h>
      <text:list text:style-name="L7">
        <text:list-item>
          <text:p text:style-name="P23"><text:span text:style-name="Strong_20_Emphasis">Purpose</text:span>: Generates <text:span text:style-name="Strong_20_Emphasis">boilerplate code</text:span> automatically. </text:p>
        </text:list-item>
        <text:list-item>
          <text:p text:style-name="P23"><text:span text:style-name="Strong_20_Emphasis">Effect</text:span>: Includes: </text:p>
          <text:list>
            <text:list-item>
              <text:p text:style-name="P23">Getters and Setters (<text:span text:style-name="Source_20_Text">getId()</text:span>, <text:span text:style-name="Source_20_Text">setTitle()</text:span>, etc.) </text:p>
            </text:list-item>
            <text:list-item>
              <text:p text:style-name="P23"><text:span text:style-name="Source_20_Text">toString()</text:span>, <text:span text:style-name="Source_20_Text">equals()</text:span>, and <text:span text:style-name="Source_20_Text">hashCode()</text:span> </text:p>
            </text:list-item>
            <text:list-item>
              <text:p text:style-name="P24">A default constructor </text:p>
            </text:list-item>
          </text:list>
        </text:list-item>
      </text:list>
      <text:p text:style-name="P18"/>
      <text:h text:style-name="P25" text:outline-level="3"/>
      <text:p text:style-name="P26"><text:span text:style-name="Strong_20_Emphasis"/></text:p>
      <text:p text:style-name="P26"><text:span text:style-name="Strong_20_Emphasis"/></text:p>
      <text:p text:style-name="P26"><text:span text:style-name="Strong_20_Emphasis"/></text:p>
      <text:p text:style-name="P26"><text:span text:style-name="Strong_20_Emphasis"/></text:p>
      <text:p text:style-name="P26"><text:span text:style-name="Strong_20_Emphasis"/></text:p>
      <text:p text:style-name="P26"><text:span text:style-name="Strong_20_Emphasis"/></text:p>
      <text:p text:style-name="P26"><text:span text:style-name="Strong_20_Emphasis"/></text:p>
      <text:p text:style-name="P26"><text:span text:style-name="Strong_20_Emphasis"/></text:p>
      <text:p text:style-name="P26"><text:span text:style-name="Strong_20_Emphasis"/></text:p>
      <text:p text:style-name="P26"><text:span text:style-name="Strong_20_Emphasis"/></text:p>
      <text:p text:style-name="P26"><text:span text:style-name="Strong_20_Emphasis"/></text:p>
      <text:p text:style-name="P26"><text:span text:style-name="Strong_20_Emphasis"/></text:p>
      <text:p text:style-name="P26"><text:span text:style-name="Strong_20_Emphasis"/></text:p>
      <text:p text:style-name="P26"><text:span text:style-name="Strong_20_Emphasis"/></text:p>
      <text:p text:style-name="P26"><text:soft-page-break/><text:span text:style-name="Strong_20_Emphasis"><text:span text:style-name="T10">3</text:span></text:span><text:span text:style-name="Strong_20_Emphasis"><text:span text:style-name="T7">) </text:span></text:span><text:span text:style-name="Strong_20_Emphasis">Explanation of </text:span><text:span text:style-name="Strong_20_Emphasis"><text:span text:style-name="Source_20_Text">ExpenseRepository</text:span></text:span></text:p>
      <text:p text:style-name="Text_20_body">This is a <text:span text:style-name="Strong_20_Emphasis">Spring Data JPA repository</text:span> for managing <text:span text:style-name="Source_20_Text">Expense</text:span> entities. It provides CRUD (Create, Read, Update, Delete) operations <text:span text:style-name="Strong_20_Emphasis">without writing boilerplate code</text:span>.</text:p>
      <text:p text:style-name="Horizontal_20_Line"/>
      <text:h text:style-name="Heading_20_3" text:outline-level="3"><text:span text:style-name="Strong_20_Emphasis">Annotations and Their Uses</text:span></text:h>
      <text:h text:style-name="Heading_20_4" text:outline-level="4"><text:span text:style-name="Strong_20_Emphasis">1. </text:span><text:span text:style-name="Strong_20_Emphasis"><text:span text:style-name="Source_20_Text">@Repository</text:span></text:span><text:span text:style-name="Strong_20_Emphasis"> (Spring)</text:span></text:h>
      <text:list text:style-name="L8">
        <text:list-item>
          <text:p text:style-name="P27"><text:span text:style-name="Strong_20_Emphasis">Purpose</text:span>: Marks this interface as a <text:span text:style-name="Strong_20_Emphasis">Spring repository</text:span>. </text:p>
        </text:list-item>
        <text:list-item>
          <text:p text:style-name="P27"><text:span text:style-name="Strong_20_Emphasis">Effect</text:span>: </text:p>
          <text:list>
            <text:list-item>
              <text:p text:style-name="P27">Spring will <text:span text:style-name="Strong_20_Emphasis">detect this as a data access component</text:span>. </text:p>
            </text:list-item>
            <text:list-item>
              <text:p text:style-name="P28">It will enable <text:span text:style-name="Strong_20_Emphasis">exception translation</text:span>, meaning database-related exceptions will be converted into Spring-friendly exceptions. </text:p>
            </text:list-item>
          </text:list>
        </text:list-item>
      </text:list>
      <text:p text:style-name="Quotations"><text:span text:style-name="Emphasis">Note: The </text:span><text:span text:style-name="Emphasis"><text:span text:style-name="Source_20_Text">@Repository</text:span></text:span><text:span text:style-name="Emphasis"> annotation is optional when extending </text:span><text:span text:style-name="Emphasis"><text:span text:style-name="Source_20_Text">JpaRepository</text:span></text:span><text:span text:style-name="Emphasis">, as Spring Data automatically detects it.</text:span></text:p>
      <text:p text:style-name="Horizontal_20_Line"/>
      <text:h text:style-name="Heading_20_3" text:outline-level="3"><text:span text:style-name="Strong_20_Emphasis">Extending </text:span><text:span text:style-name="Strong_20_Emphasis"><text:span text:style-name="Source_20_Text">JpaRepository&lt;Expense, Long&gt;</text:span></text:span></text:h>
      <text:list text:style-name="L9">
        <text:list-item>
          <text:p text:style-name="P29"><text:span text:style-name="Source_20_Text">JpaRepository&lt;Expense, Long&gt;</text:span> is a <text:span text:style-name="Strong_20_Emphasis">Spring Data JPA interface</text:span> that provides built-in methods to interact with the database. </text:p>
        </text:list-item>
        <text:list-item>
          <text:p text:style-name="P29"><text:span text:style-name="Source_20_Text">&lt;Expense, Long&gt;</text:span> means: </text:p>
          <text:list>
            <text:list-item>
              <text:p text:style-name="P29"><text:span text:style-name="Source_20_Text">Expense</text:span> → The entity type this repository manages. </text:p>
            </text:list-item>
            <text:list-item>
              <text:p text:style-name="P30"><text:span text:style-name="Source_20_Text">Long</text:span> → The <text:span text:style-name="Strong_20_Emphasis">type of the primary key</text:span> (<text:span text:style-name="Source_20_Text">id</text:span> in <text:span text:style-name="Source_20_Text">Expense</text:span>). </text:p>
            </text:list-item>
          </text:list>
        </text:list-item>
      </text:list>
      <text:p text:style-name="Horizontal_20_Line"/>
      <text:h text:style-name="Heading_20_3" text:outline-level="3"><text:span text:style-name="Strong_20_Emphasis">Methods Provided by </text:span><text:span text:style-name="Strong_20_Emphasis"><text:span text:style-name="Source_20_Text">JpaRepository</text:span></text:span></text:h>
      <text:p text:style-name="Text_20_body">Without writing any code, this repository gives u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Method Nam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save(Expense expense)</text:span></text:p>
          </table:table-cell>
          <table:table-cell table:style-name="Table2.A1" office:value-type="string">
            <text:p text:style-name="Table_20_Contents">Saves or updates an expense</text:p>
          </table:table-cell>
        </table:table-row>
        <table:table-row>
          <table:table-cell table:style-name="Table2.A1" office:value-type="string">
            <text:p text:style-name="Table_20_Contents"><text:span text:style-name="Source_20_Text">findById(Long id)</text:span></text:p>
          </table:table-cell>
          <table:table-cell table:style-name="Table2.A1" office:value-type="string">
            <text:p text:style-name="Table_20_Contents">Finds an expense by its ID</text:p>
          </table:table-cell>
        </table:table-row>
        <table:table-row>
          <table:table-cell table:style-name="Table2.A1" office:value-type="string">
            <text:p text:style-name="Table_20_Contents"><text:span text:style-name="Source_20_Text">findAll()</text:span></text:p>
          </table:table-cell>
          <table:table-cell table:style-name="Table2.A1" office:value-type="string">
            <text:p text:style-name="Table_20_Contents">Retrieves all expenses</text:p>
          </table:table-cell>
        </table:table-row>
        <table:table-row>
          <table:table-cell table:style-name="Table2.A1" office:value-type="string">
            <text:p text:style-name="Table_20_Contents"><text:span text:style-name="Source_20_Text">deleteById(Long id)</text:span></text:p>
          </table:table-cell>
          <table:table-cell table:style-name="Table2.A1" office:value-type="string">
            <text:p text:style-name="Table_20_Contents">Deletes an expense by ID</text:p>
          </table:table-cell>
        </table:table-row>
        <table:table-row>
          <table:table-cell table:style-name="Table2.A1" office:value-type="string">
            <text:p text:style-name="Table_20_Contents"><text:span text:style-name="Source_20_Text">count()</text:span></text:p>
          </table:table-cell>
          <table:table-cell table:style-name="Table2.A1" office:value-type="string">
            <text:p text:style-name="Table_20_Contents">Returns the number of expenses in the database</text:p>
          </table:table-cell>
        </table:table-row>
      </table:table>
      <text:p text:style-name="Horizontal_20_Line"/>
      <text:h text:style-name="Heading_20_3" text:outline-level="3"><text:span text:style-name="Strong_20_Emphasis">Key Takeaways</text:span></text:h>
      <text:list text:style-name="L10">
        <text:list-item>
          <text:p text:style-name="P31"><text:span text:style-name="Source_20_Text">JpaRepository</text:span> provides <text:span text:style-name="Strong_20_Emphasis">powerful built-in database operations</text:span>. </text:p>
        </text:list-item>
        <text:list-item>
          <text:p text:style-name="P31"><text:span text:style-name="Source_20_Text">@Repository</text:span> marks it as a <text:span text:style-name="Strong_20_Emphasis">Spring-managed</text:span> component. </text:p>
        </text:list-item>
        <text:list-item>
          <text:p text:style-name="P32">You can <text:span text:style-name="Strong_20_Emphasis">extend this repository</text:span> by adding <text:span text:style-name="Strong_20_Emphasis">custom query methods</text:span> (e.g., <text:span text:style-name="Source_20_Text">findByCategory(String category)</text:span>). </text:p>
        </text:list-item>
      </text:list>
      <text:p text:style-name="P15"/>
      <text:p text:style-name="P26"><text:soft-page-break/><text:span text:style-name="T11">4</text:span><text:span text:style-name="T8">)</text:span> <text:span text:style-name="Strong_20_Emphasis">Explanation of </text:span><text:span text:style-name="Strong_20_Emphasis"><text:span text:style-name="Source_20_Text">ExpenseService</text:span></text:span><text:span text:style-name="Strong_20_Emphasis"> Interface </text:span><text:span text:style-name="Strong_20_Emphasis"><text:span text:style-name="T12">and Class</text:span></text:span></text:p>
      <text:p text:style-name="Text_20_body">This is a <text:span text:style-name="Strong_20_Emphasis">service interface</text:span> in a Spring Boot application, used to define business logic for managing expenses.</text:p>
      <text:p text:style-name="Horizontal_20_Line"/>
      <text:h text:style-name="Heading_20_3" text:outline-level="3"><text:span text:style-name="Strong_20_Emphasis">Why Use a Service Layer?</text:span></text:h>
      <text:p text:style-name="Text_20_body">The <text:span text:style-name="Strong_20_Emphasis">Service Layer</text:span> acts as an <text:span text:style-name="Strong_20_Emphasis">intermediary</text:span> between the <text:span text:style-name="Strong_20_Emphasis">Controller</text:span> (which handles HTTP requests) and the <text:span text:style-name="Strong_20_Emphasis">Repository</text:span> (which interacts with the database).<text:line-break/>It helps in:</text:p>
      <text:list text:style-name="L11">
        <text:list-item>
          <text:p text:style-name="P33"><text:span text:style-name="Strong_20_Emphasis">Decoupling business logic</text:span> from the controller. </text:p>
        </text:list-item>
        <text:list-item>
          <text:p text:style-name="P33"><text:span text:style-name="Strong_20_Emphasis">Encapsulating complex operations</text:span> related to expenses. </text:p>
        </text:list-item>
        <text:list-item>
          <text:p text:style-name="P34"><text:span text:style-name="Strong_20_Emphasis">Enhancing testability</text:span> by allowing unit testing of business logic independently. </text:p>
        </text:list-item>
      </text:list>
      <text:p text:style-name="Horizontal_20_Line"/>
      <text:p text:style-name="Text_20_body"><text:span text:style-name="Strong_20_Emphasis">Your </text:span><text:span text:style-name="Strong_20_Emphasis"><text:span text:style-name="Source_20_Text">ExpenseService</text:span></text:span><text:span text:style-name="Strong_20_Emphasis"> interface defines the core business logic for managing expenses. Below is an explanation of each method along with inline comments:</text:span></text:p>
      <text:p text:style-name="Horizontal_20_Line"/>
      <text:h text:style-name="Heading_20_3" text:outline-level="3"><text:span text:style-name="Strong_20_Emphasis">Key Points</text:span></text:h>
      <text:p text:style-name="Text_20_body">✅ <text:span text:style-name="Strong_20_Emphasis">Interface Design</text:span>:</text:p>
      <text:list text:style-name="L12">
        <text:list-item>
          <text:p text:style-name="P35">This interface follows <text:span text:style-name="Strong_20_Emphasis">SOLID principles</text:span> by keeping business logic <text:span text:style-name="Strong_20_Emphasis">abstract</text:span> and ensuring flexibility. </text:p>
        </text:list-item>
        <text:list-item>
          <text:p text:style-name="P36">The actual implementation will be done in <text:span text:style-name="Source_20_Text">ExpenseServiceImpl</text:span>. </text:p>
        </text:list-item>
      </text:list>
      <text:p text:style-name="Text_20_body">✅ <text:span text:style-name="Strong_20_Emphasis">DTO Usage (</text:span><text:span text:style-name="Strong_20_Emphasis"><text:span text:style-name="Source_20_Text">ExpenseDTO</text:span></text:span><text:span text:style-name="Strong_20_Emphasis">)</text:span>:</text:p>
      <text:list text:style-name="L13">
        <text:list-item>
          <text:p text:style-name="P37">The <text:span text:style-name="Source_20_Text">ExpenseDTO</text:span> is used in method parameters to <text:span text:style-name="Strong_20_Emphasis">decouple the service layer from direct entity manipulation</text:span>. </text:p>
        </text:list-item>
      </text:list>
      <text:p text:style-name="Text_20_body">✅ <text:span text:style-name="Strong_20_Emphasis">CRUD Methods</text:span>:</text:p>
      <text:list text:style-name="L14">
        <text:list-item>
          <text:p text:style-name="P38"><text:span text:style-name="Strong_20_Emphasis"><text:span text:style-name="Source_20_Text">postExpense()</text:span></text:span> → Adds a new expense. </text:p>
        </text:list-item>
        <text:list-item>
          <text:p text:style-name="P38"><text:span text:style-name="Strong_20_Emphasis"><text:span text:style-name="Source_20_Text">getAllExpenses()</text:span></text:span> → Retrieves all expenses from the database. </text:p>
        </text:list-item>
        <text:list-item>
          <text:p text:style-name="P38"><text:span text:style-name="Strong_20_Emphasis"><text:span text:style-name="Source_20_Text">getExpenseById(Long id)</text:span></text:span> → Fetches a specific expense by ID. </text:p>
        </text:list-item>
        <text:list-item>
          <text:p text:style-name="P38"><text:span text:style-name="Strong_20_Emphasis"><text:span text:style-name="Source_20_Text">updateExpense()</text:span></text:span> → Updates an existing expense using an <text:span text:style-name="Source_20_Text">id</text:span>. </text:p>
        </text:list-item>
        <text:list-item>
          <text:p text:style-name="P39"><text:span text:style-name="Strong_20_Emphasis"><text:span text:style-name="Source_20_Text">deleteExpense(Long id)</text:span></text:span> → Deletes an expense by its <text:span text:style-name="Source_20_Text">id</text:span>. </text:p>
        </text:list-item>
      </text:list>
      <text:p text:style-name="Text_20_body">Would you like help with implementing these methods in <text:span text:style-name="Source_20_Text">ExpenseServiceImpl</text:span>? 🚀</text:p>
      <text:h text:style-name="Heading_20_3" text:outline-level="3"><text:span text:style-name="Strong_20_Emphasis">Annotations and Their Uses</text:span></text:h>
      <text:h text:style-name="Heading_20_4" text:outline-level="4"><text:span text:style-name="Strong_20_Emphasis">1. </text:span><text:span text:style-name="Strong_20_Emphasis"><text:span text:style-name="Source_20_Text">@Service</text:span></text:span><text:span text:style-name="Strong_20_Emphasis"> (Spring)</text:span></text:h>
      <text:list text:style-name="L15">
        <text:list-item>
          <text:p text:style-name="P40"><text:span text:style-name="Strong_20_Emphasis">Purpose</text:span>: Marks this class as a <text:span text:style-name="Strong_20_Emphasis">Spring service component</text:span>. </text:p>
        </text:list-item>
        <text:list-item>
          <text:p text:style-name="P40"><text:span text:style-name="Strong_20_Emphasis">Effect</text:span>: </text:p>
          <text:list>
            <text:list-item>
              <text:p text:style-name="P40">Spring will <text:span text:style-name="Strong_20_Emphasis">detect and manage</text:span> this class as a service bean. </text:p>
            </text:list-item>
            <text:list-item>
              <text:p text:style-name="P41"><text:soft-page-break/>Allows dependency injection into controllers or other services. </text:p>
            </text:list-item>
            <text:list-item>
              <text:p text:style-name="P42">Marks the class as a Spring <text:span text:style-name="Strong_20_Emphasis">service component</text:span>, allowing it to be automatically detected and managed by Spring's dependency injection.</text:p>
            </text:list-item>
          </text:list>
        </text:list-item>
      </text:list>
      <text:h text:style-name="Heading_20_4" text:outline-level="4"><text:span text:style-name="Strong_20_Emphasis">2. </text:span><text:span text:style-name="Strong_20_Emphasis"><text:span text:style-name="Source_20_Text">@RequiredArgsConstructor</text:span></text:span><text:span text:style-name="Strong_20_Emphasis"> (Lombok)</text:span></text:h>
      <text:list text:style-name="L16">
        <text:list-item>
          <text:p text:style-name="P43"><text:span text:style-name="Strong_20_Emphasis">Purpose</text:span>: Generates a <text:span text:style-name="Strong_20_Emphasis">constructor with required arguments</text:span> (final fields). </text:p>
        </text:list-item>
        <text:list-item>
          <text:p text:style-name="P43"><text:span text:style-name="Strong_20_Emphasis">Effect</text:span>: </text:p>
          <text:list>
            <text:list-item>
              <text:p text:style-name="P43">Automatically injects dependencies via <text:span text:style-name="Strong_20_Emphasis">constructor injection</text:span>. </text:p>
            </text:list-item>
            <text:list-item>
              <text:p text:style-name="P44">No need to manually write: </text:p>
            </text:list-item>
            <text:list-item>
              <text:p text:style-name="P45">This Lombok annotation <text:span text:style-name="Strong_20_Emphasis">automatically generates a constructor</text:span> for all <text:span text:style-name="Source_20_Text">final</text:span> fields. </text:p>
            </text:list-item>
            <text:list-item>
              <text:p text:style-name="P46">It removes the need to manually write a constructor like: </text:p>
              <text:p text:style-name="P47"><text:span text:style-name="Source_20_Text">public ExpenseServiceImpl(ExpenseRepository expenseRepository) {</text:span></text:p>
              <text:p text:style-name="P47"><text:span text:style-name="Source_20_Text"><text:s text:c="4"/>this.expenseRepository = expenseRepository;</text:span></text:p>
              <text:p text:style-name="P48"><text:span text:style-name="Source_20_Text">}</text:span></text:p>
            </text:list-item>
            <text:list-item>
              <text:p text:style-name="P46">Ensures that <text:span text:style-name="Source_20_Text">ExpenseRepository</text:span> is injected at runtime. </text:p>
            </text:list-item>
          </text:list>
        </text:list-item>
      </text:list>
      <text:p text:style-name="Horizontal_20_Line"/>
      <text:h text:style-name="Heading_20_2" text:outline-level="2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P49" text:outline-level="1"><text:soft-page-break/><text:span text:style-name="Strong_20_Emphasis"><text:line-break/></text:span></text:h>
      <text:h text:style-name="P49" text:outline-level="1"><text:span text:style-name="Strong_20_Emphasis"><text:span text:style-name="T12"><text:line-break/>5)</text:span></text:span><text:span text:style-name="Strong_20_Emphasis"> Overview of </text:span><text:span text:style-name="Strong_20_Emphasis"><text:span text:style-name="Source_20_Text">ExpenseServiceImpl</text:span></text:span></text:h>
      <text:p text:style-name="Text_20_body">This class implements the <text:span text:style-name="Source_20_Text">ExpenseService</text:span> interface and provides business logic for handling expense-related operations. It interacts with the database via <text:span text:style-name="Source_20_Text">ExpenseRepository</text:span> (which extends <text:span text:style-name="Source_20_Text">JpaRepository</text:span>).</text:p>
      <text:p text:style-name="Text_20_body"><text:span text:style-name="Strong_20_Emphasis">Key Features:</text:span></text:p>
      <text:list text:style-name="L17">
        <text:list-item>
          <text:p text:style-name="P50">Uses <text:span text:style-name="Strong_20_Emphasis">Spring's </text:span><text:span text:style-name="Strong_20_Emphasis"><text:span text:style-name="Source_20_Text">@Service</text:span></text:span><text:span text:style-name="Strong_20_Emphasis"> annotation</text:span> to mark it as a service component. </text:p>
        </text:list-item>
        <text:list-item>
          <text:p text:style-name="P50">Uses <text:span text:style-name="Strong_20_Emphasis">Lombok's </text:span><text:span text:style-name="Strong_20_Emphasis"><text:span text:style-name="Source_20_Text">@RequiredArgsConstructor</text:span></text:span> to inject <text:span text:style-name="Source_20_Text">ExpenseRepository</text:span> automatically. </text:p>
        </text:list-item>
        <text:list-item>
          <text:p text:style-name="P50">Implements CRUD operations: </text:p>
          <text:list>
            <text:list-item>
              <text:p text:style-name="P50"><text:span text:style-name="Source_20_Text">postExpense()</text:span>: Creates a new expense. </text:p>
            </text:list-item>
            <text:list-item>
              <text:p text:style-name="P50"><text:span text:style-name="Source_20_Text">getAllExpenses()</text:span>: Retrieves all expenses, sorted by date (latest first). </text:p>
            </text:list-item>
            <text:list-item>
              <text:p text:style-name="P50"><text:span text:style-name="Source_20_Text">getExpenseById()</text:span>: Fetches an expense by its ID. </text:p>
            </text:list-item>
            <text:list-item>
              <text:p text:style-name="P50"><text:span text:style-name="Source_20_Text">updateExpense()</text:span>: Updates an existing expense. </text:p>
            </text:list-item>
            <text:list-item>
              <text:p text:style-name="P51"><text:span text:style-name="Source_20_Text">deleteExpense()</text:span>: Deletes an expense. </text:p>
            </text:list-item>
          </text:list>
        </text:list-item>
      </text:list>
      <text:p text:style-name="Horizontal_20_Line"><text:span text:style-name="Strong_20_Emphasis"/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Annotation</text:p>
            </table:table-cell>
            <table:table-cell table:style-name="Table3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@Service</text:span></text:p>
          </table:table-cell>
          <table:table-cell table:style-name="Table3.A1" office:value-type="string">
            <text:p text:style-name="Table_20_Contents">Marks the class as a <text:span text:style-name="Strong_20_Emphasis">Spring Service</text:span> component, enabling it for dependency injection.</text:p>
          </table:table-cell>
        </table:table-row>
        <table:table-row>
          <table:table-cell table:style-name="Table3.A1" office:value-type="string">
            <text:p text:style-name="Table_20_Contents"><text:span text:style-name="Source_20_Text">@RequiredArgsConstructor</text:span></text:p>
          </table:table-cell>
          <table:table-cell table:style-name="Table3.A1" office:value-type="string">
            <text:p text:style-name="Table_20_Contents">Automatically generates a <text:span text:style-name="Strong_20_Emphasis">constructor</text:span> for final fields, ensuring dependency injection of <text:span text:style-name="Source_20_Text">ExpenseRepository</text:span>.</text:p>
          </table:table-cell>
        </table:table-row>
        <table:table-row>
          <table:table-cell table:style-name="Table3.A1" office:value-type="string">
            <text:p text:style-name="Table_20_Contents"><text:span text:style-name="Source_20_Text">@Override</text:span></text:p>
          </table:table-cell>
          <table:table-cell table:style-name="Table3.A1" office:value-type="string">
            <text:p text:style-name="Table_20_Contents">Indicates that the method is <text:span text:style-name="Strong_20_Emphasis">overriding</text:span> an interface method (<text:span text:style-name="Source_20_Text">ExpenseService</text:span>).</text:p>
          </table:table-cell>
        </table:table-row>
        <table:table-row>
          <table:table-cell table:style-name="Table3.A1" office:value-type="string">
            <text:p text:style-name="Table_20_Contents"><text:span text:style-name="Source_20_Text">@throws EntityNotFoundException</text:span></text:p>
          </table:table-cell>
          <table:table-cell table:style-name="Table3.A1" office:value-type="string">
            <text:p text:style-name="Table_20_Contents">Exception thrown when an entity (expense) is not found in the database.</text:p>
          </table:table-cell>
        </table:table-row>
      </table:table>
      <text:p text:style-name="Horizontal_20_Line"/>
      <text:h text:style-name="Heading_20_1" text:outline-level="1"><text:span text:style-name="Strong_20_Emphasis"/></text:h>
      <text:h text:style-name="Heading_20_2" text:outline-level="2"><text:span text:style-name="Strong_20_Emphasis">How This Code Works</text:span></text:h>
      <text:list text:style-name="L18">
        <text:list-item>
          <text:p text:style-name="P52">The method <text:span text:style-name="Source_20_Text">postExpense()</text:span>:</text:p>
          <text:list>
            <text:list-item>
              <text:p text:style-name="P53"><text:span text:style-name="Strong_20_Emphasis">Creates a new </text:span><text:span text:style-name="Strong_20_Emphasis"><text:span text:style-name="Source_20_Text">Expense</text:span></text:span><text:span text:style-name="Strong_20_Emphasis"> object`</text:span>. </text:p>
            </text:list-item>
            <text:list-item>
              <text:p text:style-name="P53">Calls <text:span text:style-name="Source_20_Text">saveOrUpdateExpense()</text:span> to <text:span text:style-name="Strong_20_Emphasis">populate and save</text:span> the entity. </text:p>
            </text:list-item>
          </text:list>
        </text:list-item>
        <text:list-item>
          <text:p text:style-name="P52">The method <text:span text:style-name="Source_20_Text">saveOrUpdateExpense()</text:span>:</text:p>
          <text:list>
            <text:list-item>
              <text:p text:style-name="P53"><text:soft-page-break/><text:span text:style-name="Strong_20_Emphasis">Copies data</text:span> from <text:span text:style-name="Source_20_Text">ExpenseDTO</text:span> to <text:span text:style-name="Source_20_Text">Expense</text:span> entity. </text:p>
            </text:list-item>
            <text:list-item>
              <text:p text:style-name="P52"><text:span text:style-name="Strong_20_Emphasis">Persists the entity</text:span> in the database using <text:span text:style-name="Source_20_Text">expenseRepository.save()</text:span>. </text:p>
            </text:list-item>
          </text:list>
        </text:list-item>
      </text:list>
      <text:p text:style-name="P54"/>
      <text:p text:style-name="P15"/>
      <text:p text:style-name="P15"/>
      <text:p text:style-name="P55"/>
      <text:p text:style-name="P55"/>
      <text:p text:style-name="P55"/>
      <text:p text:style-name="P56"><text:span text:style-name="Strong_20_Emphasis"><text:span text:style-name="T12">5</text:span></text:span><text:span text:style-name="Strong_20_Emphasis"><text:span text:style-name="T13">) </text:span></text:span><text:span text:style-name="Strong_20_Emphasis">Here’s a detailed explanation for </text:span><text:span text:style-name="Strong_20_Emphasis"><text:span text:style-name="Source_20_Text">ExpenseController</text:span></text:span><text:span text:style-name="Strong_20_Emphasis"> class</text:span></text:p>
      <text:p text:style-name="Horizontal_20_Line"/>
      <text:p text:style-name="Preformatted_20_Text"><text:span text:style-name="Source_20_Text">package com.example.savvy.controller;</text:span></text:p>
      <text:p text:style-name="Preformatted_20_Text"/>
      <text:p text:style-name="Preformatted_20_Text"><text:span text:style-name="Source_20_Text">import com.example.savvy.dto.ExpenseDTO;</text:span></text:p>
      <text:p text:style-name="Preformatted_20_Text"><text:span text:style-name="Source_20_Text">import com.example.savvy.entity.Expense;</text:span></text:p>
      <text:p text:style-name="Preformatted_20_Text"><text:span text:style-name="Source_20_Text">import com.example.savvy.services.expense.ExpenseService;</text:span></text:p>
      <text:p text:style-name="Preformatted_20_Text"><text:span text:style-name="Source_20_Text">import lombok.RequiredArgsConstructor;</text:span></text:p>
      <text:p text:style-name="Preformatted_20_Text"><text:span text:style-name="Source_20_Text">import org.springframework.http.HttpStatus;</text:span></text:p>
      <text:p text:style-name="Preformatted_20_Text"><text:span text:style-name="Source_20_Text">import org.springframework.http.ResponseEntity;</text:span></text:p>
      <text:p text:style-name="Preformatted_20_Text"><text:span text:style-name="Source_20_Text">import org.springframework.web.bind.annotation.*;</text:span></text:p>
      <text:p text:style-name="Preformatted_20_Text"/>
      <text:p text:style-name="Preformatted_20_Text"><text:span text:style-name="Source_20_Text">@RestController <text:s/>// Marks this class as a Spring MVC REST Controller (handles HTTP requests)</text:span></text:p>
      <text:p text:style-name="Preformatted_20_Text"><text:span text:style-name="Source_20_Text">@RequestMapping("/api/expense") <text:s/>// Defines the base URL path for all endpoints in this controller</text:span></text:p>
      <text:p text:style-name="Preformatted_20_Text"><text:span text:style-name="Source_20_Text">@RequiredArgsConstructor <text:s/>// Lombok annotation to generate a constructor with final fields (Dependency Injection)</text:span></text:p>
      <text:p text:style-name="Preformatted_20_Text"><text:span text:style-name="Source_20_Text">@CrossOrigin("*") <text:s/>// Enables Cross-Origin Resource Sharing (CORS) for all origins</text:span></text:p>
      <text:p text:style-name="Preformatted_20_Text"><text:span text:style-name="Source_20_Text">public class ExpenseController {</text:span></text:p>
      <text:p text:style-name="Preformatted_20_Text"/>
      <text:p text:style-name="Preformatted_20_Text"><text:span text:style-name="Source_20_Text"><text:s text:c="4"/>private final ExpenseService expenseService; <text:s/>// Injecting ExpenseService to handle business logic</text:span></text:p>
      <text:p text:style-name="Preformatted_20_Text"/>
      <text:p text:style-name="Preformatted_20_Text"><text:span text:style-name="Source_20_Text"><text:s text:c="4"/>/**</text:span></text:p>
      <text:p text:style-name="Preformatted_20_Text"><text:span text:style-name="Source_20_Text"><text:s text:c="5"/>* Handles HTTP POST requests to create a new expense.</text:span></text:p>
      <text:p text:style-name="Preformatted_20_Text"><text:span text:style-name="Source_20_Text"><text:s text:c="5"/>*</text:span></text:p>
      <text:p text:style-name="Preformatted_20_Text"><text:span text:style-name="Source_20_Text"><text:s text:c="5"/>* @param dto The ExpenseDTO object received in the request body.</text:span></text:p>
      <text:p text:style-name="Preformatted_20_Text"><text:span text:style-name="Source_20_Text"><text:s text:c="5"/>* @return ResponseEntity with the created Expense or a BAD_REQUEST status if the creation fails.</text:span></text:p>
      <text:p text:style-name="Preformatted_20_Text"><text:span text:style-name="Source_20_Text"><text:s text:c="5"/>*/</text:span></text:p>
      <text:p text:style-name="Preformatted_20_Text"><text:span text:style-name="Source_20_Text"><text:s text:c="4"/>@PostMapping <text:s/>// Maps this method to an HTTP POST request (URL: /api/expense)</text:span></text:p>
      <text:p text:style-name="Preformatted_20_Text"><text:span text:style-name="Source_20_Text"><text:s text:c="4"/>public ResponseEntity&lt;?&gt; postExpense(@RequestBody ExpenseDTO dto) {</text:span></text:p>
      <text:p text:style-name="Preformatted_20_Text"><text:span text:style-name="Source_20_Text"><text:s text:c="8"/>Expense createdExpense = expenseService.postExpense(dto); <text:s/>// Call service layer to create an expense</text:span></text:p>
      <text:p text:style-name="Preformatted_20_Text"><text:span text:style-name="Source_20_Text"><text:s text:c="8"/></text:span></text:p>
      <text:p text:style-name="Preformatted_20_Text"><text:span text:style-name="Source_20_Text"><text:s text:c="8"/>if (createdExpense != null) {</text:span></text:p>
      <text:p text:style-name="Preformatted_20_Text"><text:span text:style-name="Source_20_Text"><text:s text:c="12"/>// If expense was successfully created, return HTTP 201 (Created) with the new expense data</text:span></text:p>
      <text:p text:style-name="Preformatted_20_Text"><text:span text:style-name="Source_20_Text"><text:s text:c="12"/>return ResponseEntity.status(HttpStatus.CREATED).body(createdExpense);</text:span></text:p>
      <text:p text:style-name="Preformatted_20_Text"><text:span text:style-name="Source_20_Text"><text:s text:c="8"/>} else {</text:span></text:p>
      <text:p text:style-name="Preformatted_20_Text"><text:span text:style-name="Source_20_Text"><text:s text:c="12"/>// If expense creation failed, return HTTP 400 (Bad Request)</text:span></text:p>
      <text:p text:style-name="Preformatted_20_Text"><text:span text:style-name="Source_20_Text"><text:s text:c="12"/>return ResponseEntity.status(HttpStatus.BAD_REQUEST).build();</text:span></text:p>
      <text:p text:style-name="Preformatted_20_Text"><text:soft-page-break/><text:span text:style-name="Source_20_Text"><text:s text:c="8"/>}</text:span></text:p>
      <text:p text:style-name="Preformatted_20_Text"><text:span text:style-name="Source_20_Text"><text:s text:c="4"/>}</text:span></text:p>
      <text:p text:style-name="P57"><text:span text:style-name="Source_20_Text">}</text:span></text:p>
      <text:p text:style-name="Horizontal_20_Line"/>
      <text:h text:style-name="Heading_20_2" text:outline-level="2"><text:span text:style-name="Strong_20_Emphasis">Explanation of Key Annotations</text:span></text:h>
      <text:list text:style-name="L19">
        <text:list-item>
          <text:p text:style-name="P58"><text:span text:style-name="Strong_20_Emphasis"><text:span text:style-name="Source_20_Text">@RestController</text:span></text:span></text:p>
          <text:list>
            <text:list-item>
              <text:p text:style-name="P59">This marks the class as a <text:span text:style-name="Strong_20_Emphasis">Spring REST Controller</text:span>, meaning it <text:span text:style-name="Strong_20_Emphasis">returns JSON responses</text:span> instead of traditional HTML views. </text:p>
            </text:list-item>
          </text:list>
        </text:list-item>
        <text:list-item>
          <text:p text:style-name="P58"><text:span text:style-name="Strong_20_Emphasis"><text:span text:style-name="Source_20_Text">@RequestMapping("/api/expense")</text:span></text:span></text:p>
          <text:list>
            <text:list-item>
              <text:p text:style-name="P59">Sets the <text:span text:style-name="Strong_20_Emphasis">base URL</text:span> for all endpoints in this controller (<text:span text:style-name="Source_20_Text">/api/expense</text:span>). </text:p>
            </text:list-item>
            <text:list-item>
              <text:p text:style-name="P59">Any method inside this class will <text:span text:style-name="Strong_20_Emphasis">inherit this URL prefix</text:span>. </text:p>
            </text:list-item>
          </text:list>
        </text:list-item>
        <text:list-item>
          <text:p text:style-name="P58"><text:span text:style-name="Strong_20_Emphasis"><text:span text:style-name="Source_20_Text">@RequiredArgsConstructor</text:span></text:span></text:p>
          <text:list>
            <text:list-item>
              <text:p text:style-name="P59">A <text:span text:style-name="Strong_20_Emphasis">Lombok annotation</text:span> that generates a <text:span text:style-name="Strong_20_Emphasis">constructor with final fields</text:span>, injecting <text:span text:style-name="Source_20_Text">ExpenseService</text:span> automatically. </text:p>
            </text:list-item>
          </text:list>
        </text:list-item>
        <text:list-item>
          <text:p text:style-name="P58"><text:span text:style-name="Strong_20_Emphasis"><text:span text:style-name="Source_20_Text">@CrossOrigin("*")</text:span></text:span></text:p>
          <text:list>
            <text:list-item>
              <text:p text:style-name="P59">Enables <text:span text:style-name="Strong_20_Emphasis">CORS (Cross-Origin Resource Sharing)</text:span> for all domains. </text:p>
            </text:list-item>
            <text:list-item>
              <text:p text:style-name="P59">This is useful when the frontend (e.g., React, Angular, Vue) is running on a <text:span text:style-name="Strong_20_Emphasis">different domain</text:span> than the backend. </text:p>
            </text:list-item>
          </text:list>
        </text:list-item>
        <text:list-item>
          <text:p text:style-name="P58"><text:span text:style-name="Strong_20_Emphasis"><text:span text:style-name="Source_20_Text">@PostMapping</text:span></text:span></text:p>
          <text:list>
            <text:list-item>
              <text:p text:style-name="P59">Maps this method to <text:span text:style-name="Strong_20_Emphasis">HTTP POST requests</text:span>. </text:p>
            </text:list-item>
            <text:list-item>
              <text:p text:style-name="P59">Since the class is mapped to <text:span text:style-name="Source_20_Text">"/api/expense"</text:span>, this means <text:span text:style-name="Strong_20_Emphasis">the endpoint is </text:span><text:span text:style-name="Strong_20_Emphasis"><text:span text:style-name="Source_20_Text">POST /api/expense</text:span></text:span>. </text:p>
            </text:list-item>
          </text:list>
        </text:list-item>
        <text:list-item>
          <text:p text:style-name="P58"><text:span text:style-name="Strong_20_Emphasis"><text:span text:style-name="Source_20_Text">@RequestBody ExpenseDTO dto</text:span></text:span></text:p>
          <text:list>
            <text:list-item>
              <text:p text:style-name="P59">Extracts the <text:span text:style-name="Strong_20_Emphasis">JSON payload</text:span> from the HTTP request and <text:span text:style-name="Strong_20_Emphasis">maps it to an </text:span><text:span text:style-name="Strong_20_Emphasis"><text:span text:style-name="Source_20_Text">ExpenseDTO</text:span></text:span><text:span text:style-name="Strong_20_Emphasis"> object</text:span>. </text:p>
            </text:list-item>
          </text:list>
        </text:list-item>
        <text:list-item>
          <text:p text:style-name="P58"><text:span text:style-name="Strong_20_Emphasis"><text:span text:style-name="Source_20_Text">ResponseEntity&lt;?&gt;</text:span></text:span></text:p>
          <text:list>
            <text:list-item>
              <text:p text:style-name="P59">Returns an <text:span text:style-name="Strong_20_Emphasis">HTTP response</text:span> with a <text:span text:style-name="Strong_20_Emphasis">status code</text:span> and <text:span text:style-name="Strong_20_Emphasis">optional body</text:span>. </text:p>
            </text:list-item>
            <text:list-item>
              <text:p text:style-name="P58">If <text:span text:style-name="Source_20_Text">createdExpense</text:span> is <text:span text:style-name="Strong_20_Emphasis">not null</text:span>, it returns: </text:p>
              <text:p text:style-name="P60"><text:span text:style-name="Source_20_Text">{</text:span></text:p>
              <text:p text:style-name="P60"><text:span text:style-name="Source_20_Text"><text:s text:c="2"/>"id": 1,</text:span></text:p>
              <text:p text:style-name="P60"><text:span text:style-name="Source_20_Text"><text:s text:c="2"/>"title": "Groceries",</text:span></text:p>
              <text:p text:style-name="P60"><text:span text:style-name="Source_20_Text"><text:s text:c="2"/>"description": "Weekly grocery shopping",</text:span></text:p>
              <text:p text:style-name="P60"><text:span text:style-name="Source_20_Text"><text:s text:c="2"/>"category": "Food",</text:span></text:p>
              <text:p text:style-name="P60"><text:span text:style-name="Source_20_Text"><text:s text:c="2"/>"date": "2024-03-22",</text:span></text:p>
              <text:p text:style-name="P60"><text:span text:style-name="Source_20_Text"><text:s text:c="2"/>"amount": 50</text:span></text:p>
              <text:p text:style-name="P61"><text:span text:style-name="Source_20_Text">}</text:span></text:p>
            </text:list-item>
            <text:list-item>
              <text:p text:style-name="P58">If <text:span text:style-name="Source_20_Text">createdExpense</text:span> is <text:span text:style-name="Source_20_Text">null</text:span>, it returns <text:span text:style-name="Strong_20_Emphasis">HTTP 400 Bad Request</text:span>. </text:p>
            </text:list-item>
          </text:list>
        </text:list-item>
      </text:list>
      <text:p text:style-name="P62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18:56:48.867977311</meta:creation-date>
    <dc:date>2025-03-23T03:49:46.758294534</dc:date>
    <meta:editing-duration>PT7H35M8S</meta:editing-duration>
    <meta:editing-cycles>9</meta:editing-cycles>
    <meta:generator>LibreOffice/24.8.5.2$Linux_X86_64 LibreOffice_project/27b361b745d0ea8f99bc93dfcb7a39098dfa5fff</meta:generator>
    <meta:document-statistic meta:table-count="3" meta:image-count="0" meta:object-count="0" meta:page-count="10" meta:paragraph-count="227" meta:word-count="1557" meta:character-count="10891" meta:non-whitespace-character-count="9419"/>
  </office:meta>
</office:document-meta>
</file>